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c433" officeooo:paragraph-rsid="0012c433"/>
    </style:style>
    <style:style style:name="P2" style:family="paragraph" style:parent-style-name="Standard">
      <style:paragraph-properties fo:text-align="justify" style:justify-single-word="false"/>
      <style:text-properties officeooo:rsid="0012c433" officeooo:paragraph-rsid="0012c433"/>
    </style:style>
    <style:style style:name="P3" style:family="paragraph" style:parent-style-name="Standard">
      <style:paragraph-properties fo:text-align="justify" style:justify-single-word="false"/>
      <style:text-properties officeooo:paragraph-rsid="0012c433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2c433" officeooo:paragraph-rsid="0012c43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2c433" officeooo:paragraph-rsid="0012c43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3fc52" officeooo:paragraph-rsid="0013fc5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2c433" officeooo:paragraph-rsid="0012c433" style:font-size-asian="10.5pt" style:font-weight-asian="normal" style:font-size-complex="12pt" style:font-weight-complex="normal"/>
    </style:style>
    <style:style style:name="T1" style:family="text">
      <style:text-properties officeooo:rsid="0012c4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c43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c433" style:font-weight-asian="normal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3fc52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é son los objetos predefinidos de JS</text:p>
      <text:p text:style-name="P2">Los objetos son unos elementos que te proporciona el propio lenguaje para facilitar la creación de código. Esto puede ser la creación de una fecha, numero aleatorio, etc.</text:p>
      <text:p text:style-name="P2"/>
      <text:p text:style-name="P2">Por ahora vamos a explicar estos objetos</text:p>
      <text:p text:style-name="P2"/>
      <text:p text:style-name="P2"><text:span text:style-name="T6">Date</text:span>: date es un objeto que nos permite crear fechas.</text:p>
      <text:p text:style-name="P2">La forma de crear un fecha es simple (ejemplo): var fechaActual = new Date(parámetros);</text:p>
      <text:p text:style-name="P2">Dependiendo de lo que pasemos por parámetros podemos crear una fecha u otra.</text:p>
      <text:p text:style-name="P2">- <text:span text:style-name="T2">Si no le pasamos nada</text:span> (new Date() ), creamos un objeto Date que almacena la fecha actual.</text:p>
      <text:p text:style-name="P2">- <text:span text:style-name="T2">En cambio, si queremos crear una fecha determinada</text:span>, como por ejemplo 12/12/2006, podemos hacerlo de distintas maneras:</text:p>
      <text:p text:style-name="P3"><text:span text:style-name="T1"><text:tab/>1) Pasándole una cadena con este formato: </text:span>"Mes día, año horas:minutos:segundos."</text:p>
      <text:p text:style-name="P3"><text:span text:style-name="T3"><text:tab/> <text:s text:c="4"/></text:span><text:span text:style-name="T5">Ejemplo: </text:span><text:span text:style-name="T4">new Date("December </text:span><text:span text:style-name="T5">12</text:span><text:span text:style-name="T4">, </text:span><text:span text:style-name="T5">2006</text:span><text:span text:style-name="T4"> 13:30:00");</text:span></text:p>
      <text:p text:style-name="P3"><text:span text:style-name="T5"><text:tab/>2) Con este formato: “año,mes,dia”.</text:span></text:p>
      <text:p text:style-name="P3"><text:span text:style-name="T5"><text:tab/> <text:s text:c="4"/>Ejemplo: new Date(2006,12,12);</text:span></text:p>
      <text:p text:style-name="P3"><text:span text:style-name="T5"><text:tab/>3) O incluso para añadirle tiempo al segundo modo: “año,mes,dia,hora,minuto,segundo”</text:span></text:p>
      <text:p text:style-name="P3"><text:span text:style-name="T5"><text:tab/> <text:s text:c="4"/>Ejemplo: new Date(2006,12,12,13,30,00);</text:span></text:p>
      <text:p text:style-name="P2"><text:span text:style-name="T2">Funciones Clave</text:span><text:span text:style-name="T4"> (no hace falta aprendérselas, son intuitivos):</text:span></text:p>
      <text:p text:style-name="P2"><text:span text:style-name="T4">- getDate() → devuelve el día del mes (1-31)</text:span></text:p>
      <text:p text:style-name="P2"><text:span text:style-name="T4">- getDay() → devuelve el día de la semana (0-6) 1 = Lunes, 0 = Domingo, 2 = Martes, etc.</text:span></text:p>
      <text:p text:style-name="P2"><text:span text:style-name="T4">- getFullYear() → devuelve el año</text:span></text:p>
      <text:p text:style-name="P2"><text:span text:style-name="T4">- getHour(), getMinutes(), getSeconds() → Devuelve la Hora (0-23), minutos (0-59) y segundos (0-59).</text:span></text:p>
      <text:p text:style-name="P2"><text:span text:style-name="T4">- getMonth() → devuelve el número de mes (0-11)</text:span></text:p>
      <text:p text:style-name="P2"><text:span text:style-name="T4"/></text:p>
      <text:p text:style-name="P2"><text:span text:style-name="T6">Math</text:span>: Objeto matemático que nos permite hacer milagros con los números.</text:p>
      <text:p text:style-name="P2">La forma de usarlo es Math.función(valor)</text:p>
      <text:p text:style-name="P4">Funciones Clave:</text:p>
      <text:p text:style-name="P2">- abs(valor) → devuelve el número en positivo del valor</text:p>
      <text:p text:style-name="P2">- ceil(valor) → devuelve el número entero superior al entregado, ejemplo valor = 5,8 → devuelto = 6</text:p>
      <text:p text:style-name="P2">- floor(valor) → lo contrario a ceil, tira por lo bajo, a por el número entero inferior.</text:p>
      <text:p text:style-name="P2">- random() → devuelve un valor aleatorio entre 0 (incluído) y 1 (no incluído).</text:p>
      <text:p text:style-name="P2"/>
      <text:p text:style-name="P5">Number: <text:span text:style-name="T7">Objeto que representa un valor numérico. Por ejemplo var hola = 5 → hola es Number.</text:span></text:p>
      <text:p text:style-name="P7">Funciones Clave:</text:p>
      <text:p text:style-name="P7">- isNaN(valor) → devuelve true o false si el valor en numérico o no, respectivemente.</text:p>
      <text:p text:style-name="P7">- toFixed(dígitos) → devuelve el número con la cantidad de decimales que le digamos en los dígitos, si ponemos 0 redondeará al número entero más cercano. </text:p>
      <text:p text:style-name="P7"/>
      <text:p text:style-name="P5">String: <text:span text:style-name="T7">Objeto que representa la cadena de texto.</text:span></text:p>
      <text:p text:style-name="P5"><text:span text:style-name="T7">Funciones Clave:</text:span></text:p>
      <text:p text:style-name="P5"><text:span text:style-name="T7">- length → devuelve la longitud de la cadena.</text:span></text:p>
      <text:p text:style-name="P5"><text:span text:style-name="T7">- charAt(posicion) → devuelve el carácter que está en la posición que le pasemos de la cadena</text:span></text:p>
      <text:p text:style-name="P5"><text:span text:style-name="T7">- concat(cadena) → añade/concatena la cadena pasada a la cadena base</text:span></text:p>
      <text:p text:style-name="P5"><text:span text:style-name="T7">- includes(cadenaDeBusqueda) → devuelve true o false si la cadena contiene lo que le pasemos.</text:span></text:p>
      <text:p text:style-name="P6"><text:span text:style-name="T7">- indexOf(valor) → devuelve el índice en el que se encuentra la primera aparición del valor.</text:span></text:p>
      <text:p text:style-name="P6"><text:span text:style-name="T7">- lastIndexOf(valor) → igual que indexOf , pero en vez de al principio, al final.</text:span></text:p>
      <text:p text:style-name="P6"><text:span text:style-name="T7">- substr(inicio,fin) → devuelve una nueva cadena desde el índice de inicio hasta el índice final</text:span></text:p>
      <text:p text:style-name="P6"><text:span text:style-name="T7">- trim() → borra los espacios SOLO AL INICIO Y FINAL.</text:span></text:p>
      <text:p text:style-name="P6"><text:span text:style-name="T7"/></text:p>
      <text:p text:style-name="P6"><text:soft-page-break/><text:span text:style-name="T7">Otros métodos intuitivos:</text:span></text:p>
      <text:p text:style-name="P6"><text:span text:style-name="T7">- toLowerCase()</text:span></text:p>
      <text:p text:style-name="P6"><text:span text:style-name="T7">- toUpperCase()</text:span></text:p>
      <text:p text:style-name="P6"><text:span text:style-name="T7">- startsWith(cadenaBusqueda)</text:span></text:p>
      <text:p text:style-name="P6"><text:span text:style-name="T7">- endsWith(cadenaBusqueda)</text:span></text:p>
      <text:p text:style-name="P6"><text:span text:style-name="T7">- match(patrón)</text:span></text:p>
      <text:p text:style-name="P6"><text:span text:style-name="T7">- replace(patrón, nuevaCadena)</text:span></text:p>
      <text:p text:style-name="P6"><text:span text:style-name="T7">- search()</text:span></text:p>
      <text:p text:style-name="P6"><text:span text:style-name="T7"/></text:p>
      <text:p text:style-name="P5">Location: <text:span text:style-name="T8">Contiene información sobre la página actual</text:span></text:p>
      <text:p text:style-name="P6"><text:span text:style-name="T7">Funciones Clave.</text:span></text:p>
      <text:p text:style-name="P6"><text:span text:style-name="T7">- host / - hostname→ devuelve el nombre del host</text:span></text:p>
      <text:p text:style-name="P6"><text:span text:style-name="T7">- href → devuelve la cadena del nombre o dirección del archivo de la página web.</text:span></text:p>
      <text:p text:style-name="P6"><text:span text:style-name="T7">- port → puerto</text:span></text:p>
      <text:p text:style-name="P6"><text:span text:style-name="T7">- protocol → protocolo del sitio</text:span></text:p>
      <text:p text:style-name="P6"><text:span text:style-name="T7">- reload() → recargar la página</text:span></text:p>
      <text:p text:style-name="P6"><text:span text:style-name="T7"/></text:p>
      <text:p text:style-name="P2"><text:span text:style-name="T2">Document</text:span>:</text:p>
      <text:p text:style-name="P5">Window: <text:span text:style-name="T8">Objeto relacionado con la ventana actual.</text:span></text:p>
      <text:p text:style-name="P6"><text:span text:style-name="T7">Funciones Clave:</text:span></text:p>
      <text:p text:style-name="P6"><text:span text:style-name="T7">- open() → abre una nueva ventan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3:29:14</meta:creation-date>
    <dc:date>2024-01-10T14:13:46.558000000</dc:date>
    <meta:editing-duration>PT44M32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60" meta:word-count="563" meta:character-count="3412" meta:non-whitespace-character-count="2887"/>
  </office:meta>
</office:document-meta>
</file>